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75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6626in"/>
    </style:style>
    <style:style style:name="co6" style:family="table-column">
      <style:table-column-properties fo:break-before="auto" style:column-width="1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all" table:style-name="ta1">
        <table:shapes>
          <draw:frame draw:z-index="0" draw:style-name="gr1" draw:text-style-name="P1" svg:width="18.011in" svg:height="5.4925in" svg:x="0in" svg:y="0.0004in">
            <draw:object draw:notify-on-update-of-ranges="data.A2:data.A81 data.G1:data.G1 data.G2:data.G81 data.B1:data.B1 data.B2:data.B81 data.F1:data.F1 data.F2:data.F81 data.D1:data.D1 data.D2:data.D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tournaments" table:style-name="ta1">
        <table:shapes>
          <draw:frame draw:z-index="0" draw:style-name="gr1" draw:text-style-name="P1" svg:width="18.011in" svg:height="5.4925in" svg:x="0in" svg:y="0.0004in">
            <draw:object draw:notify-on-update-of-ranges="data.A2:data.A81 data.D1:data.D1 data.D2:data.D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players" table:style-name="ta1">
        <table:shapes>
          <draw:frame draw:z-index="0" draw:style-name="gr1" draw:text-style-name="P1" svg:width="18.011in" svg:height="5.4925in" svg:x="0in" svg:y="0.0004in">
            <draw:object draw:notify-on-update-of-ranges="data.A2:data.A81 data.B1:data.B1 data.B2:data.B81 data.F1:data.F1 data.F2:data.F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number-columns-repeated="2" office:value-type="string" calcext:value-type="string">
            <text:p>Players</text:p>
          </table:table-cell>
          <table:table-cell table:number-columns-repeated="2" office:value-type="string" calcext:value-type="string">
            <text:p>Tournaments</text:p>
          </table:table-cell>
          <table:table-cell office:value-type="string" calcext:value-type="string">
            <text:p>Unique Players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office:value-type="string" calcext:value-type="string">
            <text:p>21.05.20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7.05.202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9.05.20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.05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1.05.202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1.06.202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2.06.202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3.06.20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4.06.202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.06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.06.20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7.06.2021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08.06.202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9.06.20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0.06.202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1.06.20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2.06.20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3.06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4.06.20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5.06.202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6.06.20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7.06.20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8.06.20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9.06.20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.06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.06.202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2.06.20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3.06.20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4.06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5.06.20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6.06.202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6.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.06.20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9.06.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0.06.202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1.07.20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2.07.20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3.07.20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4.07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.07.20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6.07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7.07.20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8.07.202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9.07.202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.07.20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1.07.20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2.07.202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3.07.20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.07.20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5.07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6.07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7.07.202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8.07.202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9.07.20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.07.20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1.07.20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2.07.20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3.07.20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.07.20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5.07.202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6.07.202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7.07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8.07.202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9.07.20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.07.202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1.07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1.08.20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.08.20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3.08.202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4.08.20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.08.20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6.08.202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7.08.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8.08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9.08.202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0.08.20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.08.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2.08.20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3.08.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4.08.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03:16:48.908332910</meta:creation-date>
    <dc:date>2021-08-15T03:40:01.601898999</dc:date>
    <meta:editing-duration>PT21M36S</meta:editing-duration>
    <meta:editing-cycles>5</meta:editing-cycles>
    <meta:generator>LibreOffice/6.4.7.2$Linux_X86_64 LibreOffice_project/40$Build-2</meta:generator>
    <meta:document-statistic meta:table-count="4" meta:cell-count="56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60" chart:origin="0" chart:interval-major="1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749cm" svg:height="13.952cm" xlink:href=".." xlink:type="simple" chart:class="chart:line" chart:style-name="ch1">
        <chart:legend chart:legend-position="end" svg:x="2.351cm" svg:y="0.659cm" style:legend-expansion="custom" chartooo:width="3.559cm" chartooo:height="2.475cm" style:legend-expansion-aspect-ratio="1.4379797979798" chart:style-name="ch2"/>
        <chart:plot-area chart:style-name="ch3" table:cell-range-address="data.A2:data.B81 data.F1:data.G81 data.B1:data.B1 data.D1:data.D81" chart:data-source-has-labels="both" svg:x="1.099cm" svg:y="0.351cm" svg:width="44.85cm" svg:height="13.192cm">
          <chartooo:coordinate-region svg:x="1.939cm" svg:y="0.554cm" svg:width="43.808cm" svg:height="10.961cm"/>
          <chart:axis chart:dimension="x" chart:name="primary-x" chart:style-name="ch4" chartooo:axis-type="auto">
            <chartooo:date-scale/>
            <chart:categories table:cell-range-address="data.A2:data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G2:data.G81" chart:label-cell-address="data.G1:data.G1" chart:class="chart:line">
            <chart:data-point chart:repeated="80"/>
          </chart:series>
          <chart:series chart:style-name="ch8" chart:values-cell-range-address="data.B2:data.B81" chart:label-cell-address="data.B1:data.B1" chart:class="chart:line">
            <chart:data-point chart:repeated="80"/>
          </chart:series>
          <chart:series chart:style-name="ch9" chart:values-cell-range-address="data.F2:data.F81" chart:label-cell-address="data.F1:data.F1" chart:class="chart:line">
            <chart:data-point chart:repeated="80"/>
          </chart:series>
          <chart:series chart:style-name="ch10" chart:values-cell-range-address="data.D2:data.D81" chart:label-cell-address="data.D1:data.D1" chart:class="chart:line"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es</text:p>
                <draw:g>
                  <svg:desc>data.G1:data.G1</svg:desc>
                </draw:g>
              </table:table-cell>
              <table:table-cell office:value-type="string">
                <text:p>Players</text:p>
                <draw:g>
                  <svg:desc>data.B1:data.B1</svg:desc>
                </draw:g>
              </table:table-cell>
              <table:table-cell office:value-type="string">
                <text:p>Unique Players</text:p>
                <draw:g>
                  <svg:desc>data.F1:data.F1</svg:desc>
                </draw:g>
              </table:table-cell>
              <table:table-cell office:value-type="string">
                <text:p>Tournament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.05.2021</text:p>
                <draw:g>
                  <svg:desc>data.A2:data.A81</svg:desc>
                </draw:g>
              </table:table-cell>
              <table:table-cell office:value-type="float" office:value="10">
                <text:p>10</text:p>
                <draw:g>
                  <svg:desc>data.G2:data.G81</svg:desc>
                </draw:g>
              </table:table-cell>
              <table:table-cell office:value-type="float" office:value="13">
                <text:p>13</text:p>
                <draw:g>
                  <svg:desc>data.B2:data.B81</svg:desc>
                </draw:g>
              </table:table-cell>
              <table:table-cell office:value-type="float" office:value="9">
                <text:p>9</text:p>
                <draw:g>
                  <svg:desc>data.F2:data.F81</svg:desc>
                </draw:g>
              </table:table-cell>
              <table:table-cell office:value-type="float" office:value="2">
                <text:p>2</text:p>
                <draw:g>
                  <svg:desc>data.D2:data.D81</svg:desc>
                </draw:g>
              </table:table-cell>
            </table:table-row>
            <table:table-row>
              <table:table-cell office:value-type="string">
                <text:p>27.05.2021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.05.20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.05.202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.05.202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.06.2021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2.06.2021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3.06.2021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.06.2021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5.06.20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6.06.2021</text:p>
              </table:table-cell>
              <table:table-cell office:value-type="float" office:value="92">
                <text:p>92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.06.2021</text:p>
              </table:table-cell>
              <table:table-cell office:value-type="float" office:value="246">
                <text:p>246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.06.2021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.06.2021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06.2021</text:p>
              </table:table-cell>
              <table:table-cell office:value-type="float" office:value="110">
                <text:p>110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.06.20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.06.2021</text:p>
              </table:table-cell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06.2021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.06.20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.06.20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.06.20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.06.202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.06.2021</text:p>
              </table:table-cell>
              <table:table-cell office:value-type="float" office:value="53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.06.2021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.06.202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.06.202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6.2021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.06.2021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.06.202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.06.20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.06.202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.06.202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.06.2021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.06.20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.06.2021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.07.202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.07.202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3.07.20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4.07.20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5.07.2021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6.07.202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7.07.20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7.20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.07.2021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07.2021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.07.2021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.07.202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.07.202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07.20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.07.2021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.07.2021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.07.2021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.07.2021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.07.202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.07.202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.07.20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.07.20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.07.202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.07.202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.07.2021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.07.2021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.07.20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.07.2021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.07.202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.07.2021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.07.20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1.08.20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.08.2021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.08.202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.08.202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.08.2021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.08.2021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.08.20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.08.202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.08.202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.08.20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.08.202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.08.2021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08.202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.08.202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749cm" svg:height="13.952cm" xlink:href=".." xlink:type="simple" chart:class="chart:line" chart:style-name="ch1">
        <chart:legend chart:legend-position="end" svg:x="2.351cm" svg:y="0.659cm" style:legend-expansion="custom" chartooo:width="3.559cm" chartooo:height="2.475cm" style:legend-expansion-aspect-ratio="1.4379797979798" chart:style-name="ch2"/>
        <chart:plot-area chart:style-name="ch3" table:cell-range-address="data.A2:data.A81 data.D1:data.D81" chart:data-source-has-labels="both" svg:x="1.295cm" svg:y="0.35cm" svg:width="44.654cm" svg:height="13.193cm">
          <chartooo:coordinate-region svg:x="1.939cm" svg:y="0.554cm" svg:width="43.808cm" svg:height="10.961cm"/>
          <chart:axis chart:dimension="x" chart:name="primary-x" chart:style-name="ch4" chartooo:axis-type="auto">
            <chartooo:date-scale/>
            <chart:categories table:cell-range-address="data.A2:data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D2:data.D81" chart:label-cell-address="data.D1:data.D1" chart:class="chart:line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urnaments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.05.2021</text:p>
                <draw:g>
                  <svg:desc>data.A2:data.A81</svg:desc>
                </draw:g>
              </table:table-cell>
              <table:table-cell office:value-type="float" office:value="2">
                <text:p>2</text:p>
                <draw:g>
                  <svg:desc>data.D2:data.D81</svg:desc>
                </draw:g>
              </table:table-cell>
            </table:table-row>
            <table:table-row>
              <table:table-cell office:value-type="string">
                <text:p>27.05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.05.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.05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.05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2.06.2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3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.06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5.06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6.06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7.06.20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8.06.20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.06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06.20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.06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.06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.06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.06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.06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.06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.06.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.06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.06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.06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.06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.07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3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4.07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5.07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6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7.07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9.07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.07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.07.2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.07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.07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.07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.07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.07.2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.07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.07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.07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.07.20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.07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1.08.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.08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.08.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.08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.08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.08.20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.08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.08.2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.08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.08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.08.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.08.2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08.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.08.20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749cm" svg:height="13.952cm" xlink:href=".." xlink:type="simple" chart:class="chart:line" chart:style-name="ch1">
        <chart:legend chart:legend-position="end" svg:x="2.351cm" svg:y="0.659cm" style:legend-expansion="custom" chartooo:width="3.559cm" chartooo:height="2.475cm" style:legend-expansion-aspect-ratio="1.4379797979798" chart:style-name="ch2"/>
        <chart:plot-area chart:style-name="ch3" table:cell-range-address="data.A2:data.B81 data.A1:data.B1 data.F1:data.F81" chart:data-source-has-labels="both" svg:x="1.295cm" svg:y="0.35cm" svg:width="44.654cm" svg:height="13.193cm">
          <chartooo:coordinate-region svg:x="1.939cm" svg:y="0.554cm" svg:width="43.808cm" svg:height="10.961cm"/>
          <chart:axis chart:dimension="x" chart:name="primary-x" chart:style-name="ch4" chartooo:axis-type="auto">
            <chartooo:date-scale/>
            <chart:categories table:cell-range-address="data.A2:data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81" chart:label-cell-address="data.B1:data.B1" chart:class="chart:line">
            <chart:data-point chart:repeated="80"/>
          </chart:series>
          <chart:series chart:style-name="ch8" chart:values-cell-range-address="data.F2:data.F81" chart:label-cell-address="data.F1:data.F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yers</text:p>
                <draw:g>
                  <svg:desc>data.B1:data.B1</svg:desc>
                </draw:g>
              </table:table-cell>
              <table:table-cell office:value-type="string">
                <text:p>Unique Players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.05.2021</text:p>
                <draw:g>
                  <svg:desc>data.A2:data.A81</svg:desc>
                </draw:g>
              </table:table-cell>
              <table:table-cell office:value-type="float" office:value="13">
                <text:p>13</text:p>
                <draw:g>
                  <svg:desc>data.B2:data.B81</svg:desc>
                </draw:g>
              </table:table-cell>
              <table:table-cell office:value-type="float" office:value="9">
                <text:p>9</text:p>
                <draw:g>
                  <svg:desc>data.F2:data.F81</svg:desc>
                </draw:g>
              </table:table-cell>
            </table:table-row>
            <table:table-row>
              <table:table-cell office:value-type="string">
                <text:p>27.05.2021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.05.20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.05.20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.05.20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1.06.2021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.06.2021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3.06.202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.06.2021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5.06.202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6.06.2021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7.06.2021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8.06.2021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9.06.20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.06.2021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.06.20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.06.2021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.06.202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.06.202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.06.202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.06.202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.06.202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.06.20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.06.20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.06.20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.06.202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.06.202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.06.20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.06.20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.06.20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.06.202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.06.20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.06.202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.06.20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.06.202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1.07.202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2.07.202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3.07.20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4.07.202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5.07.2021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6.07.20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.07.202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8.07.20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9.07.2021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.07.2021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.07.202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.07.202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.07.20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.07.202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.07.20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.07.202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.07.2021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.07.202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.07.20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.07.20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.07.202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.07.202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.07.20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.07.20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.07.2021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.07.2021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.07.202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.07.2021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.07.202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.07.202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.07.20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.08.20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.08.20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.08.202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4.08.202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5.08.20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6.08.2021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7.08.202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8.08.20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.08.20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.08.202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.08.20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.08.2021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.08.202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.08.20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